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500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encia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table:style-name="ce3" office:value-type="float" office:value="28943.36" calcext:value-type="float">
            <text:p>28943,36</text:p>
          </table:table-cell>
          <table:table-cell table:style-name="ce3" office:value-type="float" office:value="86678.18" calcext:value-type="float">
            <text:p>86678,18</text:p>
          </table:table-cell>
          <table:table-cell table:style-name="ce3" office:value-type="float" office:value="173281.53" calcext:value-type="float">
            <text:p>173281,53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table:style-name="ce3" office:value-type="float" office:value="28948.18" calcext:value-type="float">
            <text:p>28948,18</text:p>
          </table:table-cell>
          <table:table-cell table:style-name="ce3" office:value-type="float" office:value="86689.41" calcext:value-type="float">
            <text:p>86689,41</text:p>
          </table:table-cell>
          <table:table-cell table:style-name="ce3" office:value-type="float" office:value="173286.47" calcext:value-type="float">
            <text:p>173286,47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table:style-name="ce3" office:value-type="float" office:value="28958.96" calcext:value-type="float">
            <text:p>28958,96</text:p>
          </table:table-cell>
          <table:table-cell table:style-name="ce3" office:value-type="float" office:value="86692.05" calcext:value-type="float">
            <text:p>86692,05</text:p>
          </table:table-cell>
          <table:table-cell table:style-name="ce3" office:value-type="float" office:value="173297.28" calcext:value-type="float">
            <text:p>173297,28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1M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ência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office:value-type="float" office:value="122.883905" calcext:value-type="float">
            <text:p>122,88</text:p>
          </table:table-cell>
          <table:table-cell office:value-type="float" office:value="357.558936" calcext:value-type="float">
            <text:p>357,56</text:p>
          </table:table-cell>
          <table:table-cell office:value-type="float" office:value="709.470467" calcext:value-type="float">
            <text:p>709,47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office:value-type="float" office:value="127.460762" calcext:value-type="float">
            <text:p>127,46</text:p>
          </table:table-cell>
          <table:table-cell office:value-type="float" office:value="364.830456" calcext:value-type="float">
            <text:p>364,83</text:p>
          </table:table-cell>
          <table:table-cell office:value-type="float" office:value="718.628321" calcext:value-type="float">
            <text:p>718,63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office:value-type="float" office:value="136.746776" calcext:value-type="float">
            <text:p>136,75</text:p>
          </table:table-cell>
          <table:table-cell office:value-type="float" office:value="373.563621" calcext:value-type="float">
            <text:p>373,56</text:p>
          </table:table-cell>
          <table:table-cell office:value-type="float" office:value="727.311929" calcext:value-type="float">
            <text:p>727,31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125M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encia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office:value-type="float" office:value="7.932822" calcext:value-type="float">
            <text:p>7,93</text:p>
          </table:table-cell>
          <table:table-cell office:value-type="float" office:value="13.594491" calcext:value-type="float">
            <text:p>13,59</text:p>
          </table:table-cell>
          <table:table-cell office:value-type="float" office:value="22.667728" calcext:value-type="float">
            <text:p>22,67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office:value-type="float" office:value="18.294804" calcext:value-type="float">
            <text:p>18,29</text:p>
          </table:table-cell>
          <table:table-cell office:value-type="float" office:value="21.643311" calcext:value-type="float">
            <text:p>21,64</text:p>
          </table:table-cell>
          <table:table-cell office:value-type="float" office:value="34.967032" calcext:value-type="float">
            <text:p>34,97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office:value-type="float" office:value="23.062143" calcext:value-type="float">
            <text:p>23,06</text:p>
          </table:table-cell>
          <table:table-cell office:value-type="float" office:value="36.956976" calcext:value-type="float">
            <text:p>36,96</text:p>
          </table:table-cell>
          <table:table-cell office:value-type="float" office:value="41.925115" calcext:value-type="float">
            <text:p>41,93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375Mbps</text:p>
          </table:table-cell>
          <table:covered-table-cell table:number-columns-repeated="3" table:style-name="ce6"/>
        </table:table-row>
        <table:table-row table:style-name="ro1">
          <table:table-cell/>
          <table:table-cell office:value-type="string" calcext:value-type="string">
            <text:p>Latencia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</table:table-row>
        <table:table-row table:style-name="ro1">
          <table:table-cell/>
          <table:table-cell office:value-type="string" calcext:value-type="string">
            <text:p>50us</text:p>
          </table:table-cell>
          <table:table-cell office:value-type="float" office:value="7.180093" calcext:value-type="float">
            <text:p>7,18</text:p>
          </table:table-cell>
          <table:table-cell office:value-type="float" office:value="14.828622" calcext:value-type="float">
            <text:p>14,83</text:p>
          </table:table-cell>
          <table:table-cell office:value-type="float" office:value="21.313661" calcext:value-type="float">
            <text:p>21,31</text:p>
          </table:table-cell>
        </table:table-row>
        <table:table-row table:style-name="ro1">
          <table:table-cell/>
          <table:table-cell office:value-type="string" calcext:value-type="string">
            <text:p>200us</text:p>
          </table:table-cell>
          <table:table-cell office:value-type="float" office:value="14.784475" calcext:value-type="float">
            <text:p>14,78</text:p>
          </table:table-cell>
          <table:table-cell office:value-type="float" office:value="17.685492" calcext:value-type="float">
            <text:p>17,69</text:p>
          </table:table-cell>
          <table:table-cell office:value-type="float" office:value="36.007715" calcext:value-type="float">
            <text:p>36,01</text:p>
          </table:table-cell>
        </table:table-row>
        <table:table-row table:style-name="ro1">
          <table:table-cell/>
          <table:table-cell office:value-type="string" calcext:value-type="string">
            <text:p>500us</text:p>
          </table:table-cell>
          <table:table-cell office:value-type="float" office:value="23.564989" calcext:value-type="float">
            <text:p>23,56</text:p>
          </table:table-cell>
          <table:table-cell office:value-type="float" office:value="26.282682" calcext:value-type="float">
            <text:p>26,28</text:p>
          </table:table-cell>
          <table:table-cell office:value-type="float" office:value="42.010823" calcext:value-type="float">
            <text:p>42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20:57:57.8629008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0:35:23.664616056</meta:creation-date>
    <dc:date>2019-06-03T21:34:14.139757861</dc:date>
    <meta:editing-duration>PT58M35S</meta:editing-duration>
    <meta:editing-cycles>30</meta:editing-cycles>
    <meta:generator>LibreOffice/6.2.3.2$Linux_X86_64 LibreOffice_project/20$Build-2</meta:generator>
    <meta:document-statistic meta:table-count="1" meta:cell-count="68" meta:object-count="0"/>
  </office:meta>
</office:document-meta>
</file>